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Menlo" svg:font-family="Menl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style:font-face style:name="等线" svg:font-family="等线"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2"/>
    <style:style style:name="P3" style:family="paragraph" style:parent-style-name="List_20_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List_20_Paragraph">
      <style:text-properties fo:color="#000000" style:font-name="Menlo" fo:font-size="11pt" fo:language="en" fo:country="US" style:font-size-asian="11pt" style:font-name-complex="Menlo1" style:font-size-complex="11pt"/>
    </style:style>
    <style:style style:name="P5" style:family="paragraph" style:parent-style-name="List_20_Paragraph">
      <style:text-properties style:font-name-complex="Calibri1"/>
    </style:style>
    <style:style style:name="P6" style:family="paragraph" style:parent-style-name="List_20_Paragraph" style:list-style-name="WWNum3"/>
    <style:style style:name="P7" style:family="paragraph" style:parent-style-name="List_20_Paragraph" style:list-style-name="WWNum3">
      <style:text-properties officeooo:rsid="000b597a" officeooo:paragraph-rsid="000b597a"/>
    </style:style>
    <style:style style:name="P8" style:family="paragraph" style:parent-style-name="List_20_Paragraph">
      <style:paragraph-properties fo:margin-left="0cm" fo:margin-right="0cm" fo:text-indent="0cm" style:auto-text-indent="false"/>
      <style:text-properties officeooo:rsid="000b597a" officeooo:paragraph-rsid="000b597a"/>
    </style:style>
    <style:style style:name="T1" style:family="text">
      <style:text-properties fo:color="#000000" style:font-name="Menlo" fo:font-size="11pt" fo:language="en" fo:country="US" style:font-size-asian="11pt" style:font-name-complex="Menlo1" style:font-size-complex="11pt"/>
    </style:style>
    <style:style style:name="T2" style:family="text">
      <style:text-properties fo:color="#000000" fo:font-size="11pt" fo:language="en" fo:country="US" style:font-size-asian="11pt" style:font-name-complex="Calibri1" style:font-size-complex="11pt"/>
    </style:style>
    <style:style style:name="T3" style:family="text">
      <style:text-properties style:font-name-complex="Calibri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1.</text:p>
      <text:list xml:id="list7333198590385796340" text:style-name="WWNum2">
        <text:list-item>
          <text:p text:style-name="P2">It will perform very bad because for long sequences, the decoder will receive very little information of the first few character about the input.</text:p>
        </text:list-item>
        <text:list-item>
          <text:p text:style-name="P2"><text:span text:style-name="T1">roomba --&gt; omcerway</text:span></text:p>
        </text:list-item>
      </text:list>
      <text:p text:style-name="P3"><text:span text:style-name="T1">concert --&gt; orcortcay</text:span></text:p>
      <text:p text:style-name="P3"><text:span text:style-name="T1">hello --&gt; erlehay</text:span></text:p>
      <text:p text:style-name="P3"><text:span text:style-name="T1">table --&gt; adletay</text:span></text:p>
      <text:p text:style-name="P3"><text:span text:style-name="T1">translate --&gt; artartedray</text:span></text:p>
      <text:p text:style-name="P3"><text:span text:style-name="T1">possibility --&gt; orlerereyepay</text:span></text:p>
      <text:p text:style-name="P3"><text:span text:style-name="T1">interactive --&gt; irtiraariedway</text:span></text:p>
      <text:p text:style-name="List_20_Paragraph"><text:span text:style-name="T1">information --&gt; inmonairotnway</text:span></text:p>
      <text:p text:style-name="List_20_Paragraph"><text:span text:style-name="T1">we --&gt; eway</text:span></text:p>
      <text:p text:style-name="List_20_Paragraph"><text:span text:style-name="T1">you --&gt; yoway</text:span></text:p>
      <text:p text:style-name="List_20_Paragraph"><text:span text:style-name="T1">hi --&gt; ihay</text:span></text:p>
      <text:p text:style-name="List_20_Paragraph"><text:span text:style-name="T1">ie --&gt; ieway</text:span></text:p>
      <text:p text:style-name="List_20_Paragraph"><text:span text:style-name="T1">i --&gt; iway</text:span></text:p>
      <text:p text:style-name="List_20_Paragraph"><text:span text:style-name="T1">g --&gt; uay</text:span></text:p>
      <text:p text:style-name="List_20_Paragraph"><text:span text:style-name="T1">ca --&gt; apay</text:span></text:p>
      <text:p text:style-name="List_20_Paragraph"><text:span text:style-name="T1">zh --&gt; utay</text:span></text:p>
      <text:p text:style-name="List_20_Paragraph"><text:span text:style-name="T1">bow --&gt; owbay</text:span></text:p>
      <text:p text:style-name="P4"/>
      <text:p text:style-name="List_20_Paragraph"><text:span text:style-name="T2">The performance was very bad. However, if the input word has one or two characters, it relatively well. It has high possibility that predict the word correctly. If the word has more than two characters, it is most likely fail the prediction. Therefore, the longer the word, the lower the possibility that the translation is correct.</text:span></text:p>
      <text:p text:style-name="P5"/>
      <text:p text:style-name="Standard"><text:span text:style-name="T3">Part 2.</text:span></text:p>
      <text:list xml:id="list3520515860432427608" text:style-name="WWNum3">
        <text:list-item>
          <text:p text:style-name="P6"><text:span text:style-name="T3">Teacher forcing might be limited when the generated characters vary from what was seen by the model during training. Since during training, we have access to ground truth, so we can force the model. During testing, we do not have access to ground truth, the output from previous time step becomes input. The generated sequences may diverge/become unstable.</text:span></text:p>
        </text:list-item>
        <text:list-item>
          <text:p text:style-name="P7">We can use decay probability to decide whether to use ground truth token. Since at first, the model is initialized randomly. We do not want the model to be trained on incorrect output of previous time step, thus more incorrect output should we get. Therefore, we have a decay probability that have model trained guided by teacher forcing. After we have more iterations, we should have a larger probability that use previous time step’s output as input and gradually get rid of teacher forcing.</text:p>
        </text:list-item>
      </text:list>
      <text:p text:style-name="P8"/>
      <text:p text:style-name="P8">Part 3.</text:p>
      <text:p text:style-name="P8"><text:s text:c="5"/>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Menlo" svg:font-family="Menl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CA" style:letter-kerning="true" style:font-name-asian="等线" style:font-size-asian="12pt" style:language-asian="zh" style:country-asian="CN"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CA" style:letter-kerning="true" style:font-name-asian="等线" style:font-size-asian="12pt" style:language-asian="zh" style:country-asian="CN"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CSC321 a3-writeup</text:p>
        <text:p text:style-name="Header">Guanxiong Liu</text:p>
        <text:p text:style-name="Header">100207772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anxiong Liu</meta:initial-creator>
    <meta:editing-cycles>2</meta:editing-cycles>
    <meta:creation-date>2018-03-21T23:20:00</meta:creation-date>
    <dc:date>2018-03-22T01:06:49.349516426</dc:date>
    <meta:editing-duration>PT1H11M32S</meta:editing-duration>
    <meta:generator>LibreOffice/5.1.6.2$Linux_X86_64 LibreOffice_project/10m0$Build-2</meta:generator>
    <meta:document-statistic meta:table-count="0" meta:image-count="0" meta:object-count="0" meta:page-count="1" meta:paragraph-count="28" meta:word-count="306" meta:character-count="1692" meta:non-whitespace-character-count="14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